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58c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gr1" style:family="graphic">
      <style:graphic-properties draw:stroke="solid" svg:stroke-color="#000000" draw:fill="none" draw:fill-color="#ffffff" fo:min-height="5.42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4.1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color="#000000" draw:fill="none" draw:fill-color="#ffffff" fo:min-height="5.1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color="#000000" draw:fill="none" draw:fill-color="#ffffff" fo:min-height="5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color="#000000" draw:fill="none" draw:fill-color="#ffffff" fo:min-height="5.79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name="Shape1" draw:style-name="gr1" draw:text-style-name="P2" svg:width="5.98cm" svg:height="5.425cm" svg:x="0.145cm" svg:y="0.092cm"><draw:text-box><text:p><text:span text:style-name="T1">Login</text:span></text:p><text:p/><text:p>Username(PK) (NOT NULL)</text:p><text:p>Password(NOT NULL)</text:p><text:p>role_name(string)</text:p><text:p>role_id(PK)</text:p><text:p>delete_value(string)</text:p><text:p>Created_at(string)</text:p><text:p>updated_at (string)</text:p></draw:text-box></draw:frame></text:p>
      <text:p text:style-name="Standard"/>
      <text:p text:style-name="Standard"/>
      <text:p text:style-name="Standard"/>
      <text:p text:style-name="Standard"><draw:frame text:anchor-type="paragraph" draw:z-index="4" draw:name="Shape5" draw:style-name="gr4" draw:text-style-name="P2" svg:width="0.98cm" svg:height="0.489cm" svg:x="8.638cm" svg:y="0.235cm"><draw:text-box><text:p>1:N</text:p></draw:text-box></draw:frame></text:p>
      <text:p text:style-name="Standard"><draw:line text:anchor-type="paragraph" draw:z-index="2" draw:name="Shape3" draw:style-name="gr3" draw:text-style-name="P3" svg:x1="6.124cm" svg:y1="0.198cm" svg:x2="8.585cm" svg:y2="0.198cm"><text:p/></draw:line><draw:line text:anchor-type="paragraph" draw:z-index="3" draw:name="Shape4" draw:style-name="gr3" draw:text-style-name="P3" svg:x1="8.717cm" svg:y1="0.198cm" svg:x2="8.77cm" svg:y2="2.632cm"><text:p/></draw:line></text:p>
      <text:p text:style-name="Standard"/>
      <text:p text:style-name="Standard"/>
      <text:p text:style-name="Standard"/>
      <text:p text:style-name="Standard"><draw:frame text:anchor-type="paragraph" draw:z-index="1" draw:name="Shape2" draw:style-name="gr2" draw:text-style-name="P2" svg:width="4.896cm" svg:height="4.128cm" svg:x="7.685cm" svg:y="0.684cm"><draw:text-box><text:p><text:span text:style-name="T1">Employee</text:span></text:p><text:p/><text:p>role_id(string)</text:p><text:p>working_zone(string)</text:p><text:p>Name(string)</text:p><text:p>Phone Number(string)</text:p><text:p>Deleted(string)</text:p></draw:text-box></draw:frame><draw:frame text:anchor-type="paragraph" draw:z-index="5" draw:name="Shape6" draw:style-name="gr5" draw:text-style-name="P2" svg:width="4.155cm" svg:height="5.187cm" svg:x="0.594cm" svg:y="4.203cm"><draw:text-box><text:p><text:span text:style-name="T1">Supervising Team</text:span></text:p><text:p/><text:p>team_name(string)</text:p><text:p>role_ids(string)</text:p><text:p>team_id(PK)(string)</text:p><text:p>complain_id(string)</text:p><text:p>created_at(string)</text:p><text:p>updated_at(string)</text:p><text:p>delete_value(string)</text:p><text:p>Password(string)</text:p></draw:text-box></draw:frame><draw:line text:anchor-type="paragraph" draw:z-index="6" draw:name="Shape7" draw:style-name="gr3" draw:text-style-name="P3" svg:x1="2.473cm" svg:y1="1.134cm" svg:x2="2.499cm" svg:y2="4.203cm"><text:p/></draw:line><draw:frame text:anchor-type="paragraph" draw:z-index="7" draw:name="Shape8" draw:style-name="gr6" draw:text-style-name="P2" svg:width="0.742cm" svg:height="0.489cm" svg:x="2.632cm" svg:y="2.219cm"><draw:text-box><text:p>1:N</text:p></draw:text-box></draw:frame><draw:frame text:anchor-type="paragraph" draw:z-index="8" draw:name="Shape9" draw:style-name="gr7" draw:text-style-name="P2" svg:width="4.71cm" svg:height="5.557cm" svg:x="7.844cm" svg:y="6.585cm"><draw:text-box><text:p><text:span text:style-name="T1">Complaints</text:span></text:p><text:p/><text:p>complain_id(PK)(string)</text:p><text:p>Description(string)</text:p><text:p>working_zone(string)</text:p><text:p>role_id(string)</text:p><text:p>status(string)</text:p><text:p>created_at(string)</text:p><text:p>complain_type(string)</text:p><text:p>verdict(string)</text:p><text:p>delete_value(string)</text:p></draw:text-box></draw:frame><draw:line text:anchor-type="paragraph" draw:z-index="9" draw:name="Shape10" draw:style-name="gr3" draw:text-style-name="P3" svg:x1="4.748cm" svg:y1="8.648cm" svg:x2="7.844cm" svg:y2="8.648cm"><text:p/></draw:line><draw:frame text:anchor-type="paragraph" draw:z-index="10" draw:name="Shape11" draw:style-name="gr8" draw:text-style-name="P2" svg:width="1.112cm" svg:height="0.489cm" svg:x="5.78cm" svg:y="8.16cm"><draw:text-box><text:p>1:1</text:p></draw:text-box></draw:frame><draw:frame text:anchor-type="paragraph" draw:z-index="11" draw:name="Shape12" draw:style-name="gr9" draw:text-style-name="P2" svg:width="4.657cm" svg:height="5.795cm" svg:x="3.717cm" svg:y="13.173cm"><draw:text-box><text:p><text:span text:style-name="T1">Final Report</text:span></text:p><text:p/><text:p>report_id(PK) (string)</text:p><text:p>complaint_id(string)</text:p><text:p>date_if_accident(date)</text:p><text:p>injured_people(int)</text:p><text:p>dead_people(int)<text:line-break/>short_description(string)</text:p><text:p>root_cause(string)</text:p><text:p>feedback(string)</text:p><text:p>created_at(time)</text:p></draw:text-box></draw:frame><draw:line text:anchor-type="paragraph" draw:z-index="12" draw:name="Shape13" draw:style-name="gr3" draw:text-style-name="P3" svg:x1="10.516cm" svg:y1="12.141cm" svg:x2="10.595cm" svg:y2="16.295cm"><text:p/></draw:line><draw:line text:anchor-type="paragraph" draw:z-index="13" draw:name="Shape14" draw:style-name="gr3" draw:text-style-name="P3" svg:x1="8.373cm" svg:y1="16.454cm" svg:x2="10.622cm" svg:y2="16.454cm"><text:p/></draw:line><draw:frame text:anchor-type="paragraph" draw:z-index="14" draw:name="Shape15" draw:style-name="gr6" draw:text-style-name="P2" svg:width="1.059cm" svg:height="0.489cm" svg:x="10.781cm" svg:y="16.057cm"><draw:text-box><text:p>1: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16:16:07.896768293</meta:creation-date>
    <dc:date>2020-05-20T16:38:44.779982703</dc:date>
    <meta:editing-duration>PT1M1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